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>
            <text:p>OVR B4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table:number-columns-repeated="1021"/>
        </table:table-row>
        <table:table-row table:style-name="ro1">
          <table:table-cell office:value-type="string">
            <text:p>OVR</text:p>
          </table:table-cell>
          <table:table-cell table:formula="of:=[.B1]*[.C10]" office:value-type="float" office:value="391.6">
            <text:p>391.6</text:p>
          </table:table-cell>
          <table:table-cell table:formula="of:=[.C1]*[.C10]" office:value-type="float" office:value="365.2">
            <text:p>365.2</text:p>
          </table:table-cell>
          <table:table-cell table:number-columns-repeated="1021"/>
        </table:table-row>
        <table:table-row table:style-name="ro1">
          <table:table-cell office:value-type="string">
            <text:p>FORM</text:p>
          </table:table-cell>
          <table:table-cell table:formula="of:=20*[.C11]" office:value-type="float" office:value="1">
            <text:p>1</text:p>
          </table:table-cell>
          <table:table-cell table:formula="of:=80*[.C11]"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FITNESS</text:p>
          </table:table-cell>
          <table:table-cell table:formula="of:=50*[.C12]" office:value-type="float" office:value="7.5">
            <text:p>7.5</text:p>
          </table:table-cell>
          <table:table-cell table:formula="of:=100*[.C12]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string">
            <text:p>IMPORT</text:p>
          </table:table-cell>
          <table:table-cell table:formula="of:=([.C16]/(100-[.B1]))*[.C13]" office:value-type="float" office:value="9.18181818181818">
            <text:p>9.1818181818</text:p>
          </table:table-cell>
          <table:table-cell table:formula="of:=([.C16]/(100-[.C1]))*[.C13]" office:value-type="float" office:value="5.94117647058824">
            <text:p>5.9411764706</text:p>
          </table:table-cell>
          <table:table-cell table:number-columns-repeated="1021"/>
        </table:table-row>
        <table:table-row table:style-name="ro1">
          <table:table-cell office:value-type="string">
            <text:p>RANDOM</text:p>
          </table:table-cell>
          <table:table-cell table:formula="of:=RANDBETWEEN(80;110)*[.C14]" office:value-type="float" office:value="92.92">
            <text:p>92.92</text:p>
          </table:table-cell>
          <table:table-cell table:formula="of:=RANDBETWEEN(80;110)*[.C14]" office:value-type="float" office:value="94.94">
            <text:p>94.94</text:p>
          </table:table-cell>
          <table:table-cell table:number-columns-repeated="1021"/>
        </table:table-row>
        <table:table-row table:style-name="ro1">
          <table:table-cell office:value-type="string">
            <text:p>POSITION</text:p>
          </table:table-cell>
          <table:table-cell table:number-columns-repeated="2" office:value-type="float" office:value="35">
            <text:p>35</text:p>
          </table:table-cell>
          <table:table-cell table:number-columns-repeated="1021"/>
        </table:table-row>
        <table:table-row table:style-name="ro1">
          <table:table-cell office:value-type="string">
            <text:p>Total</text:p>
          </table:table-cell>
          <table:table-cell table:formula="of:=SUM([.B2:.B7])" office:value-type="float" office:value="537.201818181818">
            <text:p>537.2018181818</text:p>
          </table:table-cell>
          <table:table-cell table:formula="of:=SUM([.C2:.C7])" office:value-type="float" office:value="520.081176470588">
            <text:p>520.081176470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VR Mult</text:p>
          </table:table-cell>
          <table:table-cell office:value-type="float" office:value="4.4">
            <text:p>4.4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ORM Mult</text:p>
          </table:table-cell>
          <table:table-cell office:value-type="float" office:value="0.05">
            <text:p>0.0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IT Mult</text:p>
          </table:table-cell>
          <table:table-cell office:value-type="float" office:value="0.15">
            <text:p>0.1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mport Mult</text:p>
          </table:table-cell>
          <table:table-cell office:value-type="float" office:value="1.01">
            <text:p>1.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and Mult</text:p>
          </table:table-cell>
          <table:table-cell office:value-type="float" office:value="1.01">
            <text:p>1.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atch Importance</text:p>
          </table:table-cell>
          <table:table-cell office:value-type="float" office:value="100">
            <text:p>100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8">08/04/2020</text:date>, <text:time>11:1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Paul Garlick</meta:initial-creator>
    <meta:creation-date>2019-12-30T20:21:35Z</meta:creation-date>
    <dc:date>2020-04-08T11:12:23.98</dc:date>
    <meta:editing-duration>PT2H39M10S</meta:editing-duration>
    <meta:editing-cycles>2</meta:editing-cycles>
    <meta:document-statistic meta:table-count="1" meta:cell-count="36" meta:object-count="0"/>
  </office:meta>
</office:document-meta>
</file>